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Level_20_2">
      <style:text-properties fo:font-style="normal" style:font-style-asian="normal" style:font-style-complex="normal"/>
    </style:style>
    <style:style style:name="P10" style:family="paragraph" style:parent-style-name="Level_20_2">
      <style:text-properties fo:font-style="italic" style:font-style-asian="italic" style:font-style-complex="italic"/>
    </style:style>
    <style:style style:name="P11" style:family="paragraph" style:parent-style-name="Level_20_4">
      <style:text-properties fo:font-style="normal" style:font-style-asian="normal" style:font-style-complex="normal"/>
    </style:style>
    <style:style style:name="P12" style:family="paragraph" style:parent-style-name="Standard">
      <style:text-properties fo:font-style="italic" style:font-style-asian="italic" style:font-style-complex="italic"/>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text-properties fo:font-style="italic" style:font-style-asian="italic" style:font-style-complex="italic"/>
    </style:style>
    <style:style style:name="P16" style:family="paragraph" style:parent-style-name="Text_20_body" style:list-style-name="L3">
      <style:text-properties fo:font-style="italic" style:font-style-asian="italic" style:font-style-complex="italic"/>
    </style:style>
    <style:style style:name="P17" style:family="paragraph" style:parent-style-name="Text_20_body" style:list-style-name="L5">
      <style:text-properties fo:font-style="italic" style:font-style-asian="italic" style:font-style-complex="italic"/>
    </style:style>
    <style:style style:name="P18" style:family="paragraph" style:parent-style-name="Text_20_body" style:list-style-name="L6">
      <style:text-properties fo:font-style="italic" style:font-style-asian="italic" style:font-style-complex="italic"/>
    </style:style>
    <style:style style:name="P19" style:family="paragraph" style:parent-style-name="Text_20_body" style:list-style-name="L12">
      <style:text-properties fo:font-style="italic" style:font-style-asian="italic" style:font-style-complex="italic"/>
    </style:style>
    <style:style style:name="P20" style:family="paragraph" style:parent-style-name="Text_20_body" style:list-style-name="L13">
      <style:text-properties fo:font-style="italic" style:font-style-asian="italic" style:font-style-complex="italic"/>
    </style:style>
    <style:style style:name="P21" style:family="paragraph" style:parent-style-name="Text_20_body" style:list-style-name="L14">
      <style:text-properties fo:font-style="italic" style:font-style-asian="italic" style:font-style-complex="italic"/>
    </style:style>
    <style:style style:name="P22" style:family="paragraph" style:parent-style-name="Text_20_body" style:list-style-name="L15">
      <style:text-properties fo:font-style="italic" style:font-style-asian="italic" style:font-style-complex="italic"/>
    </style:style>
    <style:style style:name="P23" style:family="paragraph" style:parent-style-name="Text_20_body" style:list-style-name="L17">
      <style:text-properties fo:font-style="italic" style:font-style-asian="italic" style:font-style-complex="italic"/>
    </style:style>
    <style:style style:name="P24" style:family="paragraph" style:parent-style-name="Text_20_body" style:list-style-name="L19">
      <style:text-properties fo:font-style="italic" style:font-style-asian="italic" style:font-style-complex="italic"/>
    </style:style>
    <style:style style:name="P25" style:family="paragraph" style:parent-style-name="Text_20_body" style:list-style-name="L20">
      <style:text-properties fo:font-style="italic" style:font-style-asian="italic" style:font-style-complex="italic"/>
    </style:style>
    <style:style style:name="P26" style:family="paragraph" style:parent-style-name="Text_20_body" style:list-style-name="L3">
      <style:text-properties fo:font-style="italic" fo:font-weight="normal" style:font-style-asian="italic" style:font-weight-asian="normal" style:font-style-complex="italic" style:font-weight-complex="normal"/>
    </style:style>
    <style:style style:name="P27" style:family="paragraph" style:parent-style-name="Text_20_body" style:list-style-name="L3">
      <style:text-properties fo:font-style="italic" fo:font-weight="bold" style:font-style-asian="italic" style:font-weight-asian="bold" style:font-style-complex="italic" style:font-weight-complex="bold"/>
    </style:style>
    <style:style style:name="P28" style:family="paragraph" style:parent-style-name="Text_20_body" style:list-style-name="L4">
      <style:text-properties fo:font-style="normal" style:font-style-asian="normal" style:font-style-complex="normal"/>
    </style:style>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list-style-name="L7">
      <style:text-properties fo:font-weight="normal" style:font-weight-asian="normal" style:font-weight-complex="normal"/>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6"/>
    <style:style style:name="P37" style:family="paragraph" style:parent-style-name="Text_20_body" style:list-style-name="L18"/>
    <style:style style:name="P38" style:family="paragraph" style:parent-style-name="Text_20_body" style:list-style-name="L19"/>
    <style:style style:name="P39" style:family="paragraph" style:parent-style-name="Level_20_2">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Ударение</text:p>
      <text:p text:style-name="Text_20_body"/>
      <text:list xml:id="list1134933501" text:style-name="L1">
        <text:list-item>
          <text:p text:style-name="P13">оканчивающеся на гласный и согласные n, s - на предпоследнем слове </text:p>
        </text:list-item>
        <text:list-item>
          <text:p text:style-name="P13">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1"/>
      <text:p text:style-name="Level_20_3">Местоимения</text:p>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text:soft-page-break/></text:p>
      <text:p text:style-name="Text_20_body"/>
      <text:p text:style-name="P1">Женский род</text:p>
      <text:p text:style-name="Text_20_body"/>
      <text:p text:style-name="P2">эта - esta</text:p>
      <text:p text:style-name="P2">та - esa</text:p>
      <text:p text:style-name="P2">та, который там - aquella</text:p>
      <text:p text:style-name="P2">эти - estas</text:p>
      <text:p text:style-name="P2">те - esas</text:p>
      <text:p text:style-name="P2">те, которые там - aquellas</text:p>
      <text:p text:style-name="Text_20_body"/>
      <text:p text:style-name="Level_20_4">Вопросительные местоимения</text:p>
      <text:p text:style-name="Text_20_body"/>
      <text:p text:style-name="P2">¿Qué? - что (какие) ?</text:p>
      <text:p text:style-name="P2">¿Quién? ¿Quiénes? - кто? кого?</text:p>
      <text:p text:style-name="P2">¿De Quién? - чей? чья?</text:p>
      <text:p text:style-name="P2">¿Cuál? ¿Cuáles? - который? какой?</text:p>
      <text:p text:style-name="P2"/>
      <text:list xml:id="list163428419" text:style-name="L20">
        <text:list-item>
          <text:p text:style-name="P25">¿Qué come Ud.? <text:s/>(что вы едите)</text:p>
        </text:list-item>
        <text:list-item>
          <text:p text:style-name="P25">¿Quién es Ud.? (кто вы)</text:p>
        </text:list-item>
        <text:list-item>
          <text:p text:style-name="P25">¿De quién es esta pluma? (чья эта ручка)</text:p>
        </text:list-item>
        <text:list-item>
          <text:p text:style-name="P25">¿Cuál de estos trenes va a Valencia? (какой из этих поездов идет до валенсии)</text:p>
        </text:list-item>
      </text:list>
      <text:p text:style-name="P2"/>
      <text:p text:style-name="P2"/>
      <text:p text:style-name="Text_20_body"/>
      <text:p text:style-name="Level_20_3">Прилагательные</text:p>
      <text:p text:style-name="Standard"/>
      <text:list xml:id="list398328837" text:style-name="L2">
        <text:list-item>
          <text:p text:style-name="P14">Следуют за существительным</text:p>
        </text:list-item>
        <text:list-item>
          <text:p text:style-name="P14">Согласованы с существительным в роде и числе:</text:p>
          <text:list>
            <text:list-item>
              <text:p text:style-name="P14">Прилагательное мужского рода (-о) → (-a) в женском роде</text:p>
            </text:list-item>
            <text:list-item>
              <text:p text:style-name="P14">+ s во множественном числе</text:p>
            </text:list-item>
          </text:list>
        </text:list-item>
      </text:list>
      <text:p text:style-name="P2"/>
      <text:list xml:id="list728634102" text:style-name="L3">
        <text:list-item>
          <text:p text:style-name="P16">una novela cubana / unas novelas cubanas</text:p>
        </text:list-item>
        <text:list-item>
          <text:p text:style-name="P16">un libro cubano <text:s text:c="2"/>/ <text:s/>unos libros cubanos </text:p>
        </text:list-item>
        <text:list-item>
          <text:p text:style-name="P16">el coche blanc<text:span text:style-name="T2">o</text:span> / la casa blanc<text:span text:style-name="T2">a</text:span></text:p>
        </text:list-item>
        <text:list-item>
          <text:p text:style-name="P26"><text:soft-page-break/>los coches blanc<text:span text:style-name="T2">os</text:span> / las casas blanc<text:span text:style-name="T2">as</text:span></text:p>
          <text:p text:style-name="P27"/>
        </text:list-item>
      </text:list>
      <text:list xml:id="list2097045934" text:continue-list="list398328837" text:style-name="L2">
        <text:list-item>
          <text:list>
            <text:list-item>
              <text:p text:style-name="P14">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236984220" text:continue-list="list728634102" text:style-name="L3">
        <text:list-item>
          <text:p text:style-name="P26">el lapiz verd<text:span text:style-name="T2">e</text:span> / la pared verd<text:span text:style-name="T2">e</text:span></text:p>
        </text:list-item>
        <text:list-item>
          <text:p text:style-name="P26">los lapices verd<text:span text:style-name="T2">es</text:span> / las paredes verd<text:span text:style-name="T2">es</text:span></text:p>
        </text:list-item>
      </text:list>
      <text:list xml:id="list314793328" text:continue-list="list2097045934" text:style-name="L2">
        <text:list-item>
          <text:list>
            <text:list-item>
              <text:p text:style-name="P14">Прилагательное, оканчивающиеся на (-n) или (-or) иногда являются исключениями:</text:p>
            </text:list-item>
          </text:list>
        </text:list-item>
      </text:list>
      <text:p text:style-name="P5"/>
      <text:list xml:id="list966758155" text:continue-list="list236984220" text:style-name="L3">
        <text:list-item>
          <text:p text:style-name="P26">trabajad<text:span text:style-name="T2">or</text:span> / trabajad<text:span text:style-name="T2">ora</text:span></text:p>
        </text:list-item>
      </text:list>
      <text:p text:style-name="P5"/>
      <text:p text:style-name="P1">Прилагательные grande, mucho </text:p>
      <text:p text:style-name="Text_20_body"/>
      <text:p text:style-name="Text_20_body">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
      <text:p text:style-name="Text_20_body">С mucho артикль не нужен.</text:p>
      <text:p text:style-name="Standard"/>
      <text:p text:style-name="Level_20_3">Глагол</text:p>
      <text:p text:style-name="Level_20_4"><text:bookmark-start text:name="ser and estar"/>Глаголы 'ser' и 'estar'<text:bookmark-end text:name="ser and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el est<text:span text:style-name="T2">a </text:span></text:p>
      <text:p text:style-name="P2"><text:soft-page-break/>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Используется для неотъемных характеристик или постоянных состояний:</text:p>
      <text:p text:style-name="P7"/>
      <text:list xml:id="list461085636" text:style-name="L4">
        <text:list-item>
          <text:p text:style-name="P28">личности</text:p>
        </text:list-item>
      </text:list>
      <text:p text:style-name="P2">- Soy Carmen (Я Кармен)</text:p>
      <text:list xml:id="list1027014314" text:continue-numbering="true" text:style-name="L4">
        <text:list-item>
          <text:p text:style-name="P28">принадлежности</text:p>
        </text:list-item>
      </text:list>
      <text:p text:style-name="P2">Es el perro de Juan (Это собака Жуана)</text:p>
      <text:list xml:id="list443769624" text:continue-numbering="true" text:style-name="L4">
        <text:list-item>
          <text:p text:style-name="P28">происхождения</text:p>
        </text:list-item>
      </text:list>
      <text:p text:style-name="P2">Mis amigos son de Madrid (Мои друзья из Мадрида)</text:p>
      <text:list xml:id="list217019395" text:continue-numbering="true" text:style-name="L4">
        <text:list-item>
          <text:p text:style-name="P28">национальности</text:p>
        </text:list-item>
      </text:list>
      <text:p text:style-name="P2">Somos ingleses (Мы англичане)</text:p>
      <text:list xml:id="list250812090" text:continue-numbering="true" text:style-name="L4">
        <text:list-item>
          <text:p text:style-name="P28">рода занятий</text:p>
        </text:list-item>
      </text:list>
      <text:p text:style-name="P2">El padre de María es arquitecto (Отец Марии архитектор)</text:p>
      <text:list xml:id="list1032935258" text:continue-numbering="true" text:style-name="L4">
        <text:list-item>
          <text:p text:style-name="P28">материала</text:p>
        </text:list-item>
      </text:list>
      <text:p text:style-name="P2">El reloj es de oro (Эти часы из золота)</text:p>
      <text:list xml:id="list2019936769" text:continue-numbering="true" text:style-name="L4">
        <text:list-item>
          <text:p text:style-name="P28">характеристик</text:p>
        </text:list-item>
      </text:list>
      <text:p text:style-name="P2">Carlos es muy alto (Карлос очень высокий)</text:p>
      <text:list xml:id="list2004638323" text:continue-numbering="true" text:style-name="L4">
        <text:list-item>
          <text:p text:style-name="P28">выражения времени</text:p>
        </text:list-item>
      </text:list>
      <text:p text:style-name="P2">Son las cinco (Сейчас пять часов)</text:p>
      <text:p text:style-name="P2">Hoy es lines (Сегодня понедельник)</text:p>
      <text:list xml:id="list788684218" text:continue-numbering="true" text:style-name="L4">
        <text:list-item>
          <text:p text:style-name="P28">безличных состояний</text:p>
        </text:list-item>
      </text:list>
      <text:p text:style-name="P2">Es mejor esperar (Лучше подождать)</text:p>
      <text:p text:style-name="P7"/>
      <text:p text:style-name="P11">Использование глагола 'estar'</text:p>
      <text:p text:style-name="Text_20_body"/>
      <text:list xml:id="list643061549" text:continue-numbering="true" text:style-name="L4">
        <text:list-item>
          <text:p text:style-name="P28">временных состояний или условий</text:p>
        </text:list-item>
      </text:list>
      <text:p text:style-name="P2">- Pedro está enfermo (Педро болен)</text:p>
      <text:list xml:id="list879316710" text:continue-numbering="true" text:style-name="L4">
        <text:list-item>
          <text:p text:style-name="P28">местоположения (временного или постоянного)</text:p>
        </text:list-item>
      </text:list>
      <text:p text:style-name="P2">- Carmen está en el salón (Кармен находится в гостинной)</text:p>
      <text:list xml:id="list1686572165" text:continue-numbering="true" text:style-name="L4">
        <text:list-item>
          <text:p text:style-name="P28">с герундием при описании продолжительных действий, происходящих в данный момент</text:p>
        </text:list-item>
      </text:list>
      <text:p text:style-name="P2"><text:soft-page-break/>- Los niños están jugando en el jardín (Дети играют в саду)</text:p>
      <text:list xml:id="list2168742821" text:continue-numbering="true" text:style-name="L4">
        <text:list-item>
          <text:p text:style-name="P28">с причасиями прош времени для пассивных конструкций</text:p>
        </text:list-item>
      </text:list>
      <text:list xml:id="list659696516" text:style-name="L5">
        <text:list-item>
          <text:p text:style-name="P17">El ladrón está detenido por la policía (Вор схвачен полицией)</text:p>
          <text:p text:style-name="P29"/>
        </text:list-item>
      </text:list>
      <text:p text:style-name="Text_20_body">&lt;estar + para&gt; - быть готовым что-то сделать:</text:p>
      <text:list xml:id="list1118335673" text:style-name="L6">
        <text:list-item>
          <text:p text:style-name="P18">el tren está para llegar — поезд вот-вот прибудет</text:p>
        </text:list-item>
      </text:list>
      <text:p text:style-name="P2"/>
      <text:p text:style-name="Text_20_body">См упражнения <text:a xlink:type="simple" xlink:href="#pereiro 7">p7</text:a>.</text:p>
      <text:p text:style-name="Text_20_body"/>
      <text:p text:style-name="Level_20_4">Правильные глаголы</text:p>
      <text:p text:style-name="Text_20_body"/>
      <text:p text:style-name="Level_20_5"><text:span text:style-name="T1">Типы спряжений</text:span> </text:p>
      <text:p text:style-name="Text_20_body"/>
      <text:p text:style-name="P2">I <text:s text:c="2"/>- -ar </text:p>
      <text:p text:style-name="P2">II <text:s/>- -er </text:p>
      <text:p text:style-name="P2">III - -ir </text:p>
      <text:p text:style-name="P2"/>
      <text:p text:style-name="Level_20_5">Presente de indicative </text:p>
      <text:p text:style-name="Level_20_6">Спряжение I</text:p>
      <text:p text:style-name="Text_20_body"/>
      <text:p text:style-name="P2">habl<text:span text:style-name="T2">ar</text:span></text:p>
      <text:p text:style-name="P2"/>
      <text:p text:style-name="P2">yo <text:s text:c="8"/><text:tab/>habl<text:span text:style-name="T2">o</text:span></text:p>
      <text:p text:style-name="P2">tu <text:s text:c="8"/><text:tab/>habl<text:span text:style-name="T2">as</text:span></text:p>
      <text:p text:style-name="P2">el <text:s text:c="8"/><text:tab/>habl<text:span text:style-name="T2">a </text:span></text:p>
      <text:p text:style-name="P2">nostros<text:tab/>habl<text:span text:style-name="T2">amos</text:span></text:p>
      <text:p text:style-name="P2">vostros <text:s text:c="3"/><text:tab/>habl<text:span text:style-name="T2">ais</text:span></text:p>
      <text:p text:style-name="P2">ellos <text:s text:c="5"/><text:tab/>habl<text:span text:style-name="T2">an</text:span></text:p>
      <text:p text:style-name="P2"/>
      <text:p text:style-name="Level_20_6">Спряжение II</text:p>
      <text:p text:style-name="Standard"/>
      <text:p text:style-name="P2">com<text:span text:style-name="T2">er</text:span></text:p>
      <text:p text:style-name="P2"/>
      <text:p text:style-name="P2">yo <text:s text:c="8"/><text:tab/>com<text:span text:style-name="T2">o</text:span></text:p>
      <text:p text:style-name="P2">tu <text:s text:c="8"/><text:tab/>com<text:span text:style-name="T2">es</text:span></text:p>
      <text:p text:style-name="P2">el <text:s text:c="8"/><text:tab/>com<text:span text:style-name="T2">e</text:span></text:p>
      <text:p text:style-name="P2"><text:soft-page-break/>nostros<text:tab/>com<text:span text:style-name="T2">emos</text:span></text:p>
      <text:p text:style-name="P2">vostros <text:s text:c="3"/><text:tab/>com<text:span text:style-name="T2">eis</text:span></text:p>
      <text:p text:style-name="P2">ellos <text:s text:c="5"/><text:tab/>com<text:span text:style-name="T2">en</text:span></text:p>
      <text:p text:style-name="P2"/>
      <text:p text:style-name="Level_20_6">Спряжение III</text:p>
      <text:p text:style-name="Text_20_body"/>
      <text:p text:style-name="P2">escrib<text:span text:style-name="T2">ir </text:span></text:p>
      <text:p text:style-name="P2"/>
      <text:p text:style-name="P2">yo <text:s text:c="8"/><text:tab/>escrib<text:span text:style-name="T2">o</text:span> </text:p>
      <text:p text:style-name="P2">tu <text:s text:c="8"/><text:tab/>escrib<text:span text:style-name="T2">es </text:span></text:p>
      <text:p text:style-name="P2">el <text:s text:c="8"/><text:tab/>escrib<text:span text:style-name="T2">e </text:span></text:p>
      <text:p text:style-name="P2">nostros<text:tab/>escrib<text:span text:style-name="T2">imos </text:span></text:p>
      <text:p text:style-name="P2">vostros <text:s text:c="3"/><text:tab/>escrib<text:span text:style-name="T2">is </text:span></text:p>
      <text:p text:style-name="P2">ellos <text:s text:c="5"/><text:tab/>escrib<text:span text:style-name="T2">en </text:span></text:p>
      <text:p text:style-name="P8">См. упражнение <text:a xlink:type="simple" xlink:href="#pereiro 11">#pereiro 11</text:a>.</text:p>
      <text:p text:style-name="Text_20_body"/>
      <text:p text:style-name="Level_20_4">Герундий</text:p>
      <text:p text:style-name="Text_20_body"/>
      <text:p text:style-name="P2">-ar → -ando</text:p>
      <text:p text:style-name="P2">-er -ir → iendo</text:p>
      <text:p text:style-name="P2"/>
      <text:list xml:id="list289937073" text:style-name="L17">
        <text:list-item>
          <text:p text:style-name="P23">hablar → hablando (говоря)</text:p>
        </text:list-item>
        <text:list-item>
          <text:p text:style-name="P23">comer → comiendo (кушая)</text:p>
        </text:list-item>
        <text:list-item>
          <text:p text:style-name="P23">vivir → viviendo (живя)</text:p>
        </text:list-item>
      </text:list>
      <text:p text:style-name="Text_20_body"/>
      <text:p text:style-name="Text_20_body"><text:span text:style-name="T2">Estar + герундий</text:span> для выражения продолжительного времени в настоящий момент (спряжение estar смотри <text:bookmark-ref text:reference-format="page" text:ref-name="ser and estar">4</text:bookmark-ref><text:bookmark-ref text:reference-format="page" text:ref-name="ser and estar">4</text:bookmark-ref>).</text:p>
      <text:list xml:id="list857323570" text:style-name="L18">
        <text:list-item>
          <text:p text:style-name="P37"><text:span text:style-name="T5">Ramón está bebiendo vino. (Рамон пьет вино)</text:span></text:p>
        </text:list-item>
        <text:list-item>
          <text:p text:style-name="P37"><text:span text:style-name="T5">Estoy aprenderiendo franc'és. (Я учу французский)</text:span></text:p>
        </text:list-item>
      </text:list>
      <text:p text:style-name="Text_20_body"/>
      <text:p text:style-name="Level_20_3">Числительное</text:p>
      <text:p text:style-name="Text_20_body"/>
      <text:p text:style-name="Text_20_body">1-10: uno, dos , tress, cuatro, cinco, seis, siete, ocho, nueve, diez</text:p>
      <text:p text:style-name="Text_20_body"/>
      <text:p text:style-name="Level_20_2">Построение приложений</text:p>
      <text:p text:style-name="Level_20_3">Принадлежность</text:p>
      <text:p text:style-name="Standard"><text:soft-page-break/></text:p>
      <text:p text:style-name="Standard"/>
      <text:p text:style-name="Text_20_body">кого? чего? чей ? -&gt; de </text:p>
      <text:p text:style-name="Text_20_body"/>
      <text:p text:style-name="P2"><text:s/>- El padre de Juan (отец хуана) </text:p>
      <text:p text:style-name="P2"><text:s/>- El paraguas de la mujer (зонт женщины) </text:p>
      <text:p text:style-name="P2"><text:s/>- La orilla del rio (берег реки)</text:p>
      <text:p text:style-name="P2"/>
      <text:p text:style-name="Level_20_1">Спряжение глаголов</text:p>
      <text:p text:style-name="Standard"/>
      <text:p text:style-name="Level_20_2"/>
      <text:p text:style-name="Level_20_2">Отклоняющиеся формы спряжений </text:p>
      <text:p text:style-name="Text_20_body"/>
      <text:p text:style-name="Level_20_3"><text:s text:c="2"/>I отклоняющая группа</text:p>
      <text:p text:style-name="Standard"/>
      <text:p text:style-name="Text_20_body">глаголы I и II спряжения, корневая гласная которых под ударением переходит в дифтонг: e-&gt;ie (empezar-empiezo), o-&gt;ue (contar-cuento). </text:p>
      <text:p text:style-name="Text_20_body"/>
      <text:p text:style-name="Level_20_2">Спецальные формы спряжений </text:p>
      <text:p text:style-name="Text_20_body"/>
      <text:p text:style-name="Level_20_3">tener (иметь)</text:p>
      <text:p text:style-name="Text_20_body"/>
      <text:p text:style-name="P2">yo tengo </text:p>
      <text:p text:style-name="P2">tu tienes </text:p>
      <text:p text:style-name="P2">el tiene </text:p>
      <text:p text:style-name="P2">nostros tenemos </text:p>
      <text:p text:style-name="P2">vostros teneis </text:p>
      <text:p text:style-name="P2">ellos tienen </text:p>
      <text:p text:style-name="Text_20_body"/>
      <text:p text:style-name="Level_20_3">estar (находиться)</text:p>
      <text:p text:style-name="Text_20_body"/>
      <text:p text:style-name="P2">yo estoy </text:p>
      <text:p text:style-name="P2">tu estas </text:p>
      <text:p text:style-name="P2">el esta </text:p>
      <text:p text:style-name="P2">nostros estamos </text:p>
      <text:p text:style-name="P2">vostros estais </text:p>
      <text:p text:style-name="P2">ellos estan </text:p>
      <text:p text:style-name="Text_20_body"><text:soft-page-break/></text:p>
      <text:p text:style-name="Level_20_3">ir (идти) </text:p>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p text:style-name="Level_20_3">venir (приходить) </text:p>
      <text:p text:style-name="Text_20_body"/>
      <text:p text:style-name="P2">yo vengo </text:p>
      <text:p text:style-name="P2">tu vienes </text:p>
      <text:p text:style-name="P2">el viene </text:p>
      <text:p text:style-name="P2">nostros venimos </text:p>
      <text:p text:style-name="P2">vostros venis </text:p>
      <text:p text:style-name="P2">ellos vienen </text:p>
      <text:p text:style-name="P2"/>
      <text:p text:style-name="Level_20_3">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3">poder (мочь) </text:p>
      <text:p text:style-name="Text_20_body"/>
      <text:p text:style-name="P2">yo puedo </text:p>
      <text:p text:style-name="P2">tu puedes</text:p>
      <text:p text:style-name="P2">el puede</text:p>
      <text:p text:style-name="P2">nostros podemos</text:p>
      <text:p text:style-name="P2">vostros podeis</text:p>
      <text:p text:style-name="P2">ellos pueden</text:p>
      <text:p text:style-name="Text_20_body"><text:soft-page-break/></text:p>
      <text:p text:style-name="Level_20_1">Упражнения </text:p>
      <text:p text:style-name="Standard"/>
      <text:p text:style-name="Level_20_2">Учебник 1</text:p>
      <text:p text:style-name="Standard"/>
      <text:p text:style-name="Text_20_body">1.18.a </text:p>
      <text:p text:style-name="Text_20_body"/>
      <text:p text:style-name="Text_20_body"><text:s text:c="3"/>una cartera, un libro, una novela, un puro, una carta, un vaso, una pluma, una fruta, una suma, un teatro </text:p>
      <text:p text:style-name="Text_20_body"/>
      <text:p text:style-name="Text_20_body">1.18.b </text:p>
      <text:p text:style-name="Text_20_body"/>
      <text:p text:style-name="Text_20_body"><text:s text:c="3"/>la cartera, el libro, la novela, el puro, la carta, el vaso, la pluma, la fruta, la suma, el teatro </text:p>
      <text:p text:style-name="Text_20_body"/>
      <text:p text:style-name="Text_20_body">1.19 </text:p>
      <text:p text:style-name="Text_20_body"/>
      <text:p text:style-name="Text_20_body"><text:s text:c="2"/>Arturo toma un libro. </text:p>
      <text:p text:style-name="Text_20_body"><text:s text:c="2"/>Arturo toma una novela. </text:p>
      <text:p text:style-name="Text_20_body"><text:s text:c="2"/>Arturo toma un puro. <text:s text:c="4"/></text:p>
      <text:p text:style-name="Text_20_body"><text:s text:c="2"/>Arturo toma una carta. <text:s/></text:p>
      <text:p text:style-name="Text_20_body"><text:s text:c="2"/>Arturo tom un vaso. <text:s/></text:p>
      <text:p text:style-name="Text_20_body"><text:s text:c="2"/>Arturo toma una fruta. <text:s/></text:p>
      <text:p text:style-name="Text_20_body"><text:s text:c="2"/>Arturo toma un sobre. <text:s/></text:p>
      <text:p text:style-name="Text_20_body"/>
      <text:p text:style-name="Text_20_body">1.20 </text:p>
      <text:p text:style-name="Text_20_body"/>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 text:c="2"/>Benito fuma un puro. </text:p>
      <text:p text:style-name="Text_20_body"><text:s text:c="2"/>Pablo toma una cartera </text:p>
      <text:p text:style-name="Text_20_body"/>
      <text:p text:style-name="Text_20_body">1.22 </text:p>
      <text:p text:style-name="Text_20_body"/>
      <text:p text:style-name="Text_20_body"><text:s text:c="2"/>Alberto lee. Alonco escribe. Benito habla. Pable come. Arturo fuma. </text:p>
      <text:p text:style-name="Text_20_body"/>
      <text:p text:style-name="Text_20_body"><text:soft-page-break/>1.23 </text:p>
      <text:p text:style-name="Text_20_body"/>
      <text:p text:style-name="Text_20_body"><text:s text:c="2"/>1. ?Lee Benito? 2. ?Escribe Alonso? 3. ?Habla Arturo? 4. ?Come Alberto? 5. ?Bebe amaro? 6. ?Fuma Pablo? </text:p>
      <text:p text:style-name="Text_20_body"/>
      <text:p text:style-name="Text_20_body">1.24.a </text:p>
      <text:p text:style-name="Text_20_body"/>
      <text:p text:style-name="Text_20_body"><text:s text:c="2"/>1. Si, Benito lee. 2. Si, Amaro escribe. 3. Si, Alberto come. 4. Si, Pablo fuma. 5. Si, Alonse habla. 6. Si, Arturo bebe. </text:p>
      <text:p text:style-name="Text_20_body"/>
      <text:p text:style-name="Text_20_body">1.24.b </text:p>
      <text:p text:style-name="Text_20_body"/>
      <text:p text:style-name="Text_20_body"><text:s text:c="2"/>1. No, no lee. 2. No, no escribe. 3. No, no come. 4. No, no fuma. 5. No, no hable. 6. No, no bebe. </text:p>
      <text:p text:style-name="Text_20_body"><text:s/></text:p>
      <text:p text:style-name="Text_20_body">1.25 </text:p>
      <text:p text:style-name="Text_20_body"/>
      <text:p text:style-name="Text_20_body"><text:s text:c="2"/>1. ?Lee Pablo? 2. ?Escribe Alberto? 3. Come Amaro? 4. ?Fuma Arturo? 5. Habla Benito? </text:p>
      <text:p text:style-name="Text_20_body"/>
      <text:p text:style-name="Text_20_body">1.26 </text:p>
      <text:p text:style-name="Text_20_body"/>
      <text:p text:style-name="Text_20_body"><text:s text:c="2"/>1. ?Lee Pablo? - No, no lee. 2. ?Escribe Arturo? - Si, escribe. 3. ?Habla Alberto? - No, no habla. 4. ?Come Benito? - No, no come. 5. ?Bebe Alsono? - No, no bebe. Alsono fuma. </text:p>
      <text:p text:style-name="Text_20_body"/>
      <text:p text:style-name="Text_20_body">1.27 </text:p>
      <text:p text:style-name="Text_20_body"/>
      <text:p text:style-name="Text_20_body"><text:s text:c="2"/>Arturo toma in libro. Benito saca una novela. Amaro lee una carta. </text:p>
      <text:p text:style-name="Text_20_body"/>
      <text:p text:style-name="Text_20_body">1.28 </text:p>
      <text:p text:style-name="Text_20_body"/>
      <text:p text:style-name="Text_20_body"><text:s text:c="2"/>Arturo lee una carta. Arturo escribe una carta. Benito abre una cartera. Benito saca una pluma. </text:p>
      <text:p text:style-name="Text_20_body"/>
      <text:p text:style-name="Text_20_body">1.29 </text:p>
      <text:p text:style-name="Text_20_body"/>
      <text:p text:style-name="Text_20_body"><text:s text:c="2"/>1. ?Que toma Alberto? ?Que abre Alberto? 2. ?Que saca Alberto? ?Que lee Alberto? 3. <text:s/>?Que sca Benito? ?Que escribe Benito? ?Que toma Benito? </text:p>
      <text:p text:style-name="Text_20_body"><text:soft-page-break/></text:p>
      <text:p text:style-name="Text_20_body">1.30 </text:p>
      <text:p text:style-name="Text_20_body"/>
      <text:p text:style-name="Text_20_body"><text:s text:c="2"/>1. Arturo toma una pluma. Escribe una carta. Saca un sobre. Arturo mete una la carta en el sobre. 2. Amaro toma un libro. Lee el libro. 3. Alberto abre aun cartero. Saca la novela Base. </text:p>
      <text:p text:style-name="Text_20_body"/>
      <text:p text:style-name="Text_20_body"><text:s text:c="2"/>1. ?Que toma Pablo? - Toma una pluma. 2. ?Que escribe Pablo? - Escribe una carta. </text:p>
      <text:p text:style-name="Text_20_body"/>
      <text:p text:style-name="Text_20_body">1.33 </text:p>
      <text:p text:style-name="Text_20_body"/>
      <text:p text:style-name="Text_20_body"><text:s text:c="2"/>1. No, no toma una carta. No, 2. Arturo toma una pluma. </text:p>
      <text:p text:style-name="Text_20_body"/>
      <text:p text:style-name="Text_20_body">1.36 ?Que toma Arturo? Arturo toma una cartera. ?Toma Arturo una cartera? Si, toma una cartera. ?Que saca Arturo? Arturo toma un libro. </text:p>
      <text:p text:style-name="Text_20_body"/>
      <text:p text:style-name="Text_20_body">2.12 </text:p>
      <text:p text:style-name="Text_20_body"/>
      <text:p text:style-name="Text_20_body"><text:s text:c="2"/>cartreras, libros, plumas, cartas, vasos, frutas, puros, bases, clases, capitales, intereses </text:p>
      <text:p text:style-name="Text_20_body"/>
      <text:p text:style-name="Text_20_body">2.13 </text:p>
      <text:p text:style-name="Text_20_body"/>
      <text:p text:style-name="Text_20_body"><text:s text:c="2"/>las capitales, las calles, las avinidas, las universidades, las cases, las novelas, los a~nos, los paseos, los muchachos, los compa~neros. </text:p>
      <text:p text:style-name="Text_20_body"/>
      <text:p text:style-name="Text_20_body">2.22 </text:p>
      <text:p text:style-name="Text_20_body"/>
      <text:p text:style-name="Text_20_body"><text:s text:c="2"/>1. Benito va al instituto. Benito va al teatro Colon. 2. Pedro sale del teatro. 3. Fernando saca la carta del sobre. 4. Alberto va al Paseo de Marif. 5. Salvador toma los libros del professor. </text:p>
      <text:p text:style-name="Text_20_body"/>
      <text:p text:style-name="Text_20_body">2.24 </text:p>
      <text:p text:style-name="Text_20_body"/>
      <text:p text:style-name="Text_20_body"><text:s text:c="2"/>1. Andres lee el libro Havana. 2. Victor mira una revista cubana. 3. Pedro toma la cartera blanka. 4. Arturo vive en la calle Prominade. </text:p>
      <text:p text:style-name="Text_20_body"/>
      <text:p text:style-name="Text_20_body">2.25 </text:p>
      <text:p text:style-name="Text_20_body"><text:soft-page-break/></text:p>
      <text:p text:style-name="Text_20_body"><text:s text:c="2"/>1. ?En que casa esta Fernando? 2. ?Que cartera toma Fernardo? 3. ?En que libros <text:s/>mete Fernarodo cartera? 4. ?A que universidad va Fernardo? 5. ?Por que calle va Fernardo? </text:p>
      <text:p text:style-name="Text_20_body"/>
      <text:p text:style-name="Text_20_body">2.27 </text:p>
      <text:p text:style-name="Text_20_body"/>
      <text:p text:style-name="Text_20_body"><text:s text:c="2"/>1. Andreas vive en Cuba. 2. Alsono esta en la universidad. 3. Fernardo va calle de Colon. 4. Arturo sale de la universidad. 5. Pable pasea por la Avenida. </text:p>
      <text:p text:style-name="Text_20_body"/>
      <text:p text:style-name="Text_20_body">2.28 </text:p>
      <text:p text:style-name="Text_20_body"/>
      <text:p text:style-name="Text_20_body"><text:s text:c="2"/>1. ?Donde vive Arturo? 2. ?Adonde esta Ahora? 3. ? De donde sale Arturo? </text:p>
      <text:p text:style-name="Text_20_body"/>
      <text:p text:style-name="Text_20_body">3. 11 </text:p>
      <text:p text:style-name="Text_20_body"/>
      <text:p text:style-name="Text_20_body"><text:s text:c="2"/>comprar un libro </text:p>
      <text:p text:style-name="Text_20_body"/>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style-name="Text_20_body"><text:s text:c="2"/>leer un relaro </text:p>
      <text:p text:style-name="Text_20_body"/>
      <text:p text:style-name="Text_20_body"><text:s text:c="2"/>yo leo </text:p>
      <text:p text:style-name="Text_20_body"><text:s text:c="2"/>tu lees </text:p>
      <text:p text:style-name="Text_20_body"><text:s text:c="2"/>el lee </text:p>
      <text:p text:style-name="Text_20_body"><text:s text:c="2"/>nostros lemos </text:p>
      <text:p text:style-name="Text_20_body"><text:s text:c="2"/>vostros leis </text:p>
      <text:p text:style-name="Text_20_body"><text:s text:c="2"/>ellos leen </text:p>
      <text:p text:style-name="Text_20_body"/>
      <text:p text:style-name="Text_20_body"><text:s text:c="2"/>abrir la cartera </text:p>
      <text:p text:style-name="Text_20_body"/>
      <text:p text:style-name="Text_20_body"><text:s text:c="2"/>yo abro </text:p>
      <text:p text:style-name="Text_20_body"><text:soft-page-break/><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text:p>
      <text:p text:style-name="Text_20_body">3.14 </text:p>
      <text:p text:style-name="Text_20_body"><text:s/></text:p>
      <text:p text:style-name="Text_20_body"><text:s/>2. ?Lees tu la historia de America Latina? 3. ?Escriba usted unas cartas? 4. ?Metes tu las cartas en la cartera. </text:p>
      <text:p text:style-name="Text_20_body"/>
      <text:p text:style-name="Text_20_body">3.15 </text:p>
      <text:p text:style-name="Text_20_body"/>
      <text:p text:style-name="Text_20_body"><text:s/>1. Si, vivo en Moscu. 2. Si, leo unos libros latinoamericanos. 3. Si, compro los libros en un quisco. </text:p>
      <text:p text:style-name="Text_20_body"/>
      <text:p text:style-name="Text_20_body">3.21 </text:p>
      <text:p text:style-name="Text_20_body"/>
      <text:p text:style-name="Text_20_body"><text:s text:c="2"/>1. Gabriel compra muchas novelas. 2. Gabriel lee muchos libros. 3. Fernando mete en la cartera muches sobres. 4. Fernando escribe muchas cartas. 5. Benito pone sobre la mesa muchas revistas. </text:p>
      <text:p text:style-name="Text_20_body"/>
      <text:p text:style-name="Text_20_body"><text:s text:c="2"/>1. Pablo y Salvador pasean por un gran parque. 2. Los muchachos entran en una sala grade. 3. Los estudiantes comran gran atlas. </text:p>
      <text:p text:style-name="Text_20_body"/>
      <text:p text:style-name="Text_20_body">3.25 </text:p>
      <text:p text:style-name="Text_20_body"/>
      <text:p text:style-name="Text_20_body"><text:s text:c="2"/>1. Compra cinco libros. 2. Compra cuatro revistas. 3. Lee un relato. </text:p>
      <text:p text:style-name="Text_20_body"/>
      <text:p text:style-name="Text_20_body">3.26 </text:p>
      <text:p text:style-name="Text_20_body"><text:s/></text:p>
      <text:p text:style-name="Text_20_body"><text:s text:c="2"/>1. ?Cuantos plumas toma Alberto? 2. ?Cuantos cartas escribe Alberto? 3. ?Cuantos sobres saca Benito de la cartera. </text:p>
      <text:p text:style-name="Text_20_body"/>
      <text:p text:style-name="Text_20_body">3.29 </text:p>
      <text:p text:style-name="Text_20_body"/>
      <text:p text:style-name="Text_20_body"><text:s text:c="2"/>1. ?Que hay en la biblioteca? 2. ?Que hay en la clase? 3. ?Que hay en le quiosco? 4. ?Que hay en la sala? 5. ?Que hay en la mesa? </text:p>
      <text:p text:style-name="Text_20_body"><text:soft-page-break/></text:p>
      <text:p text:style-name="Text_20_body">3.30 </text:p>
      <text:p text:style-name="Text_20_body"/>
      <text:p text:style-name="Text_20_body"><text:s text:c="2"/>1. En la Moscu hay muchos theatros. 2. En la nuestra calle hay diez kaffes. 3. En la mesa hay .. </text:p>
      <text:p text:style-name="Text_20_body"/>
      <text:p text:style-name="Text_20_body">4.6 </text:p>
      <text:p text:style-name="Text_20_body"/>
      <text:p text:style-name="Text_20_body">yo soy ingeniero </text:p>
      <text:p text:style-name="Text_20_body">tu eres ingeniero </text:p>
      <text:p text:style-name="Text_20_body">usted es ingeniero </text:p>
      <text:p text:style-name="Text_20_body"/>
      <text:p text:style-name="Text_20_body">nostros somos ingeniero </text:p>
      <text:p text:style-name="Text_20_body">vostros sois ingeniero </text:p>
      <text:p text:style-name="Text_20_body">ustedes son ingeniero </text:p>
      <text:p text:style-name="Text_20_body"/>
      <text:p text:style-name="Text_20_body">4.7 </text:p>
      <text:p text:style-name="Text_20_body"/>
      <text:p text:style-name="Text_20_body"><text:s text:c="2"/>1. Soy Andrey Demidov. 2. Soy ingeniero. 3. Yo soy ruso. </text:p>
      <text:p text:style-name="Text_20_body"/>
      <text:p text:style-name="Text_20_body">4.10 </text:p>
      <text:p text:style-name="Text_20_body"/>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style-name="Text_20_body">4.11 </text:p>
      <text:p text:style-name="Text_20_body"/>
      <text:p text:style-name="Text_20_body"><text:s text:c="2"/>yo estoy en casa </text:p>
      <text:p text:style-name="Text_20_body"><text:s text:c="2"/>tu estas en casa </text:p>
      <text:p text:style-name="Text_20_body"><text:s text:c="2"/>usted esta en casa </text:p>
      <text:p text:style-name="Text_20_body"><text:s/></text:p>
      <text:p text:style-name="Text_20_body"><text:s text:c="2"/>nostros estamos en casa </text:p>
      <text:p text:style-name="Text_20_body"><text:s text:c="2"/>vosrtos estais en casa </text:p>
      <text:p text:style-name="Text_20_body"><text:s text:c="2"/>ustedes estan en casa</text:p>
      <text:p text:style-name="Standard"/>
      <text:p text:style-name="Level_20_2"><text:soft-page-break/>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oft-page-break/><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
      <text:p text:style-name="Text_20_body"><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 No, no tengo sed. </text:p>
      <text:p text:style-name="Text_20_body"/>
      <text:p text:style-name="Text_20_body"/>
      <text:p text:style-name="Text_20_body"><text:s/>- ¿Tiene Uds calor? </text:p>
      <text:p text:style-name="Text_20_body"><text:s/>- No, no tenemos calor. </text:p>
      <text:p text:style-name="Text_20_body"/>
      <text:p text:style-name="Text_20_body"/>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 ¿Tiene Ud cigarrillos? </text:p>
      <text:p text:style-name="Text_20_body"><text:s/>- No, no tengo cigarrillos. </text:p>
      <text:p text:style-name="Text_20_body"/>
      <text:p text:style-name="Text_20_body"/>
      <text:p text:style-name="Text_20_body"><text:soft-page-break/><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7. del hombre </text:p>
      <text:p text:style-name="Text_20_body"><text:s/>8. de la cuidad</text:p>
      <text:p text:style-name="Standard"/>
      <text:p text:style-name="Standard"/>
      <text:p text:style-name="Level_20_3">pereiro 6</text:p>
      <text:p text:style-name="Standard"/>
      <text:list xml:id="list936324130" text:style-name="L7">
        <text:list-item>
          <text:p text:style-name="P30">Unos hombres buen<text:span text:style-name="T2">os</text:span></text:p>
        </text:list-item>
        <text:list-item>
          <text:p text:style-name="P30">Una mujer encantador<text:span text:style-name="T2">a</text:span></text:p>
        </text:list-item>
        <text:list-item>
          <text:p text:style-name="P30">Unos libros útil<text:span text:style-name="T2">es</text:span></text:p>
        </text:list-item>
        <text:list-item>
          <text:p text:style-name="P31">Unas flores blan<text:span text:style-name="T2">as</text:span> <text:span text:style-name="T3">os</text:span></text:p>
        </text:list-item>
        <text:list-item>
          <text:p text:style-name="P31">Un coche barat<text:span text:style-name="T2">o</text:span></text:p>
        </text:list-item>
        <text:list-item>
          <text:p text:style-name="P31">Una calle larg<text:span text:style-name="T2">a</text:span> <text:span text:style-name="T4">o</text:span></text:p>
        </text:list-item>
        <text:list-item>
          <text:p text:style-name="P31">Unos árboles alt<text:span text:style-name="T2">os</text:span></text:p>
        </text:list-item>
        <text:list-item>
          <text:p text:style-name="P31">Unas cuidades interesant<text:span text:style-name="T2">es</text:span></text:p>
        </text:list-item>
        <text:list-item>
          <text:p text:style-name="P31">Un periódico inglés</text:p>
        </text:list-item>
        <text:list-item>
          <text:p text:style-name="P31">Una revista alemán<text:span text:style-name="T2">a</text:span></text:p>
          <text:p text:style-name="P31"/>
        </text:list-item>
      </text:list>
      <text:p text:style-name="Level_20_3"><text:bookmark-start text:name="pereiro 7"/>pereiro 7<text:bookmark-end text:name="pereiro 7"/></text:p>
      <text:p text:style-name="Standard"/>
      <text:list xml:id="list158080023" text:style-name="L8">
        <text:list-item>
          <text:p text:style-name="P32">Las lecciones <text:span text:style-name="T2">son</text:span> difíciles.</text:p>
        </text:list-item>
        <text:list-item>
          <text:p text:style-name="P32">El café <text:span text:style-name="T2">es</text:span> frío.</text:p>
        </text:list-item>
        <text:list-item>
          <text:p text:style-name="P32">Las chicas <text:span text:style-name="T2">son</text:span> alemanas.</text:p>
        </text:list-item>
        <text:list-item>
          <text:p text:style-name="P32">Jaime <text:span text:style-name="T2">es</text:span> muy inteligente.</text:p>
        </text:list-item>
        <text:list-item>
          <text:p text:style-name="P32">Los libros <text:span text:style-name="T2">están</text:span> sobre la mesa.</text:p>
        </text:list-item>
        <text:list-item>
          <text:p text:style-name="P32">Ana <text:span text:style-name="T2">está</text:span> triste.</text:p>
        </text:list-item>
        <text:list-item>
          <text:p text:style-name="P32">La mujer de Luis <text:span text:style-name="T2">es</text:span> secretaria.</text:p>
        </text:list-item>
        <text:list-item>
          <text:p text:style-name="P32"><text:soft-page-break/>La casa <text:span text:style-name="T2">es</text:span> pequeña.</text:p>
        </text:list-item>
        <text:list-item>
          <text:p text:style-name="P32">El coche no <text:span text:style-name="T2">está</text:span> en el garaje.</text:p>
        </text:list-item>
        <text:list-item>
          <text:p text:style-name="P32">Yo <text:span text:style-name="T2">estoy</text:span> contento con el hotel.</text:p>
        </text:list-item>
      </text:list>
      <text:p text:style-name="Standard"/>
      <text:p text:style-name="Level_20_3">Pereiro 8</text:p>
      <text:p text:style-name="Standard"><text:bookmark-start text:name="__DdeLink__1673_165352844"/></text:p>
      <text:list xml:id="list285374202" text:style-name="L9">
        <text:list-item>
          <text:p text:style-name="P33">Ella es italiana.</text:p>
        </text:list-item>
        <text:list-item>
          <text:p text:style-name="P33">Las manzanas están en la cocina.</text:p>
        </text:list-item>
        <text:list-item>
          <text:p text:style-name="P33">El autobús está allí.</text:p>
        </text:list-item>
        <text:list-item>
          <text:p text:style-name="P33">Madrid es la capital de España.</text:p>
        </text:list-item>
        <text:list-item>
          <text:p text:style-name="P33">La muchacha es alto.</text:p>
        </text:list-item>
        <text:list-item>
          <text:p text:style-name="P33">La casa está en la colina.</text:p>
        </text:list-item>
        <text:list-item>
          <text:p text:style-name="P33">Es peligroso fumar.</text:p>
        </text:list-item>
        <text:list-item>
          <text:p text:style-name="P33">El café es dulce demasiado.</text:p>
        </text:list-item>
        <text:list-item>
          <text:p text:style-name="P33">Mañana es domingo.</text:p>
        </text:list-item>
        <text:list-item>
          <text:p text:style-name="P33">Están en la playa.<text:bookmark-end text:name="__DdeLink__1673_165352844"/></text:p>
        </text:list-item>
      </text:list>
      <text:p text:style-name="Text_20_body"/>
      <text:p text:style-name="Text_20_body"/>
      <text:p text:style-name="Level_20_3">Pereiro 9</text:p>
      <text:p text:style-name="Standard"/>
      <text:list xml:id="list1937993296" text:style-name="L10">
        <text:list-item>
          <text:p text:style-name="P34"><text:span text:style-name="T2">Este</text:span> coche <text:span text:style-name="T2">es</text:span> caro.</text:p>
        </text:list-item>
        <text:list-item>
          <text:p text:style-name="P34"><text:span text:style-name="T2">Estos</text:span> cigarrillos <text:span text:style-name="T2">son</text:span> fuert<text:span text:style-name="T2">es</text:span>.</text:p>
        </text:list-item>
        <text:list-item>
          <text:p text:style-name="P34"><text:span text:style-name="T2">Esa</text:span> iglesia <text:span text:style-name="T2">es</text:span> <text:span text:style-name="T2">muy</text:span> vieg<text:span text:style-name="T2">a</text:span>.</text:p>
        </text:list-item>
        <text:list-item>
          <text:p text:style-name="P34"><text:span text:style-name="T2">Estos</text:span> amigos <text:span text:style-name="T2">son</text:span> de Madrid.</text:p>
        </text:list-item>
        <text:list-item>
          <text:p text:style-name="P34"><text:span text:style-name="T2">Esta</text:span> mesa <text:span text:style-name="T2">es</text:span> ocupad<text:span text:style-name="T2">a</text:span>.</text:p>
        </text:list-item>
        <text:list-item>
          <text:p text:style-name="P34"><text:span text:style-name="T2">Este</text:span> hombre <text:span text:style-name="T2">es</text:span> libre.</text:p>
        </text:list-item>
        <text:list-item>
          <text:p text:style-name="P34"><text:span text:style-name="T2">Este</text:span> ascensor <text:span text:style-name="T2">es</text:span> lleno.</text:p>
        </text:list-item>
        <text:list-item>
          <text:p text:style-name="P34"><text:span text:style-name="T2">Eses</text:span> uva <text:span text:style-name="T2">son</text:span> agri<text:span text:style-name="T2">os</text:span>.</text:p>
        </text:list-item>
        <text:list-item>
          <text:p text:style-name="P34"><text:span text:style-name="T2">Aquellos</text:span> libros <text:span text:style-name="T2">son</text:span> interesant<text:span text:style-name="T2">es</text:span>.</text:p>
        </text:list-item>
        <text:list-item>
          <text:p text:style-name="P34">Aquella playa. </text:p>
        </text:list-item>
      </text:list>
      <text:p text:style-name="Text_20_body"/>
      <text:p text:style-name="Level_20_3"><text:bookmark-start text:name="pereiro 11"/>Pereiro 11<text:bookmark-end text:name="pereiro 11"/></text:p>
      <text:p text:style-name="Standard"/>
      <text:list xml:id="list951304712" text:style-name="L11">
        <text:list-item>
          <text:p text:style-name="P35">Comprar<text:span text:style-name="T2">o</text:span>.</text:p>
        </text:list-item>
        <text:list-item>
          <text:p text:style-name="P35">Fum<text:span text:style-name="T2">as</text:span>.</text:p>
        </text:list-item>
        <text:list-item>
          <text:p text:style-name="P35">Beb<text:span text:style-name="T2">e</text:span>.</text:p>
        </text:list-item>
        <text:list-item>
          <text:p text:style-name="P35">Escrib<text:span text:style-name="T2">imos</text:span>.</text:p>
        </text:list-item>
        <text:list-item>
          <text:p text:style-name="P35"><text:soft-page-break/>Estudi<text:span text:style-name="T2">o</text:span>.</text:p>
        </text:list-item>
        <text:list-item>
          <text:p text:style-name="P35">Habl<text:span text:style-name="T2">áis</text:span>.</text:p>
        </text:list-item>
        <text:list-item>
          <text:p text:style-name="P35">Com<text:span text:style-name="T2">e</text:span>.</text:p>
        </text:list-item>
        <text:list-item>
          <text:p text:style-name="P35">Viv<text:span text:style-name="T2">imos</text:span>.</text:p>
        </text:list-item>
        <text:list-item>
          <text:p text:style-name="P35">Sub<text:span text:style-name="T2">en</text:span>.</text:p>
        </text:list-item>
        <text:list-item>
          <text:p text:style-name="P35">Aprend<text:span text:style-name="T2">o</text:span>.</text:p>
        </text:list-item>
        <text:list-item>
          <text:p text:style-name="P35">Beb<text:span text:style-name="T2">e</text:span>.</text:p>
        </text:list-item>
      </text:list>
      <text:p text:style-name="Standard"/>
      <text:p text:style-name="Level_20_3">Pereiro 12</text:p>
      <text:p text:style-name="Text_20_body"/>
      <text:list xml:id="list263647537" text:style-name="L16">
        <text:list-item>
          <text:p text:style-name="P36">Compr<text:span text:style-name="T2">a</text:span> el periodico. <text:s/>(el)</text:p>
        </text:list-item>
        <text:list-item>
          <text:p text:style-name="P36">¿Beb<text:span text:style-name="T2">e </text:span><text:span text:style-name="T1">la cerveza? (elle)</text:span></text:p>
        </text:list-item>
        <text:list-item>
          <text:p text:style-name="P36"><text:span text:style-name="T1">Pedro viv</text:span><text:span text:style-name="T2">e </text:span><text:span text:style-name="T1">en Barcelona.</text:span></text:p>
        </text:list-item>
        <text:list-item>
          <text:p text:style-name="P36"><text:span text:style-name="T1">Escrib</text:span><text:span text:style-name="T2">o </text:span><text:span text:style-name="T1">de Concita. (Yo)</text:span></text:p>
        </text:list-item>
        <text:list-item>
          <text:p text:style-name="P36"><text:span text:style-name="T1">¿Aprende Ud. inglés?</text:span></text:p>
        </text:list-item>
        <text:list-item>
          <text:p text:style-name="P36"><text:span text:style-name="T1">Estos niños aprend</text:span><text:span text:style-name="T2">en</text:span><text:span text:style-name="T1"> español.</text:span></text:p>
        </text:list-item>
        <text:list-item>
          <text:p text:style-name="P36"><text:span text:style-name="T1">Com</text:span><text:span text:style-name="T2">e</text:span><text:span text:style-name="T1"> demasiado. (el)</text:span></text:p>
        </text:list-item>
        <text:list-item>
          <text:p text:style-name="P36"><text:span text:style-name="T1">Sub</text:span><text:span text:style-name="T2">imos</text:span><text:span text:style-name="T1"> la colina. <text:s/>(nosotros)</text:span></text:p>
        </text:list-item>
        <text:list-item>
          <text:p text:style-name="P36"><text:span text:style-name="T1">Habl</text:span><text:span text:style-name="T2">o</text:span><text:span text:style-name="T1"> inglés. (Yo)</text:span></text:p>
        </text:list-item>
        <text:list-item>
          <text:p text:style-name="P36"><text:span text:style-name="T1">Fum</text:span><text:span text:style-name="T2">an los </text:span><text:span text:style-name="T1">cigarrill</text:span><text:span text:style-name="T2">os </text:span><text:span text:style-name="T1">barat</text:span><text:span text:style-name="T2">os</text:span><text:span text:style-name="T1">.</text:span><text:span text:style-name="T2"> </text:span><text:span text:style-name="T1">(ellos)</text:span></text:p>
        </text:list-item>
      </text:list>
      <text:p text:style-name="Text_20_body"/>
      <text:p text:style-name="Level_20_1">Лексика </text:p>
      <text:p text:style-name="Standard"/>
      <text:p text:style-name="Level_20_2">Урок 1 </text:p>
      <text:p text:style-name="Text_20_body"/>
      <text:p text:style-name="P2">abre - открывает</text:p>
      <text:p text:style-name="P2">carta - письмо</text:p>
      <text:p text:style-name="P2">cartera - портфель </text:p>
      <text:p text:style-name="P2">come - ест <text:s/></text:p>
      <text:p text:style-name="P2">en - в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mira - смотрит <text:s/></text:p>
      <text:p text:style-name="P2">novela - роман </text:p>
      <text:p text:style-name="P2"><text:soft-page-break/>pluma - ручка <text:s/></text:p>
      <text:p text:style-name="P2">puro - сигарета <text:s/></text:p>
      <text:p text:style-name="P2">saca - достает </text:p>
      <text:p text:style-name="P2">sobre - конверт </text:p>
      <text:p text:style-name="P2">toma - берет </text:p>
      <text:p text:style-name="P2">vaso - стакан </text:p>
      <text:p text:style-name="P2"/>
      <text:p text:style-name="Level_20_2">Урок 2 </text:p>
      <text:p text:style-name="Text_20_body"/>
      <text:p text:style-name="P2">ahora - сейчас <text:s/></text:p>
      <text:p text:style-name="P2">amarillo - желтый </text:p>
      <text:p text:style-name="P2">a~no - год </text:p>
      <text:p text:style-name="P2">avenida - проспект </text:p>
      <text:p text:style-name="P2">blanco - белый </text:p>
      <text:p text:style-name="P2">calle (f) - улица </text:p>
      <text:p text:style-name="P2">casa - дом <text:s/></text:p>
      <text:p text:style-name="P2">compa~nero - товарищ </text:p>
      <text:p text:style-name="P2">compra - покупает </text:p>
      <text:p text:style-name="P2">correos - почта </text:p>
      <text:p text:style-name="P2">echa - бросает, опускает </text:p>
      <text:p text:style-name="P2">entra en - входит в </text:p>
      <text:p text:style-name="P2">esta - находится </text:p>
      <text:p text:style-name="P2">mesa - стол </text:p>
      <text:p text:style-name="P2">muchacho - юноша </text:p>
      <text:p text:style-name="P2">pesea por - гуляет по </text:p>
      <text:p text:style-name="P2">paseo - бульвар </text:p>
      <text:p text:style-name="P2">pone - кладет </text:p>
      <text:p text:style-name="P2">relato - рассказ </text:p>
      <text:p text:style-name="P2">revista - журнал </text:p>
      <text:p text:style-name="P2">sale - выходит </text:p>
      <text:p text:style-name="P2">su - его, свой </text:p>
      <text:p text:style-name="P2">va - идет, едет </text:p>
      <text:p text:style-name="P2">viva - живет </text:p>
      <text:p text:style-name="P2"/>
      <text:p text:style-name="P2">yo - я </text:p>
      <text:p text:style-name="P2">tu - ты </text:p>
      <text:p text:style-name="P2"><text:soft-page-break/>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9">Урок 3</text:p>
      <text:p text:style-name="Level_20_2"/>
      <text:p text:style-name="P4">ademas - кроме того </text:p>
      <text:p text:style-name="P4">alumno - ученик </text:p>
      <text:p text:style-name="P4">amigo - друг, приятель </text:p>
      <text:p text:style-name="P4">armario - шкаф </text:p>
      <text:p text:style-name="P4">asisir - присутсвовать </text:p>
      <text:p text:style-name="P4">aula - уадитория </text:p>
      <text:p text:style-name="P4">azul - синий, голубой </text:p>
      <text:p text:style-name="P4">bien - хорошо </text:p>
      <text:p text:style-name="P4">boligrafo - ручка </text:p>
      <text:p text:style-name="P4">celebrar - праздовать </text:p>
      <text:p text:style-name="P4">ciudad - город </text:p>
      <text:p text:style-name="P4">clase - урок </text:p>
      <text:p text:style-name="P4">claro - светлый </text:p>
      <text:p text:style-name="P4">color - цвет </text:p>
      <text:p text:style-name="P4">comprender - понимать </text:p>
      <text:p text:style-name="P4">contestar - отвечать </text:p>
      <text:p text:style-name="P4">cuaderno - тетрадь </text:p>
      <text:p text:style-name="P4">cuarto - комната </text:p>
      <text:p text:style-name="P4">de - о, об </text:p>
      <text:p text:style-name="P4">dia - день </text:p>
      <text:p text:style-name="P4">dice - говорит </text:p>
      <text:p text:style-name="P4">es - есть </text:p>
      <text:p text:style-name="P4">escuchar - слушать </text:p>
      <text:p text:style-name="P4">estudiar - учиться </text:p>
      <text:p text:style-name="P4">faltar - отсутсвовать </text:p>
      <text:p text:style-name="P4"><text:soft-page-break/>gris - серый </text:p>
      <text:p text:style-name="P4">hoy - сегодня </text:p>
      <text:p text:style-name="P4">lapiz - карандаш </text:p>
      <text:p text:style-name="P4">le - его, ему </text:p>
      <text:p text:style-name="P4">leccion - урок </text:p>
      <text:p text:style-name="P4">lengua - язык </text:p>
      <text:p text:style-name="P4">libertad - свобода </text:p>
      <text:p text:style-name="P4">llegar - приходить, прибывать </text:p>
      <text:p text:style-name="P4">lucha - борьба </text:p>
      <text:p text:style-name="P4">luego - затем, потом </text:p>
      <text:p text:style-name="P4">mapa - карта </text:p>
      <text:p text:style-name="P4">marron - коричневый </text:p>
      <text:p text:style-name="P4">negro - черный </text:p>
      <text:p text:style-name="P4">noticia - известие </text:p>
      <text:p text:style-name="P4">nuevo - новый </text:p>
      <text:p text:style-name="P4">otro - другой </text:p>
      <text:p text:style-name="P4">pais - страна </text:p>
      <text:p text:style-name="P4">pared - стена </text:p>
      <text:p text:style-name="P4">por - за </text:p>
      <text:p text:style-name="P4">preguntar - спрашивать </text:p>
      <text:p text:style-name="P4">pueblo - народ </text:p>
      <text:p text:style-name="P4">puerta - дверь </text:p>
      <text:p text:style-name="P4">saludar - приветствовать </text:p>
      <text:p text:style-name="P4">silla - стул </text:p>
      <text:p text:style-name="P4">sus - их </text:p>
      <text:p text:style-name="P4">tambien - также </text:p>
      <text:p text:style-name="P4">terminar - заканчивать, оканчиваться </text:p>
      <text:p text:style-name="P4">tiene - имеет </text:p>
      <text:p text:style-name="P4">ultimo - последный </text:p>
      <text:p text:style-name="P4">ventana - окно </text:p>
      <text:p text:style-name="P4">verde - зеленый </text:p>
      <text:p text:style-name="P4">vida - жизнь </text:p>
      <text:p text:style-name="P4">y - и, а </text:p>
      <text:p text:style-name="P4">ya - также </text:p>
      <text:p text:style-name="P4"/>
      <text:p text:style-name="P4">todo - все </text:p>
      <text:p text:style-name="P4"><text:soft-page-break/>salir - выходить </text:p>
      <text:p text:style-name="P4">trabahar - работать </text:p>
      <text:p text:style-name="P4">la mujer - женщина </text:p>
      <text:p text:style-name="P4">el hombre - мужчина </text:p>
      <text:p text:style-name="P4">el padre - отец </text:p>
      <text:p text:style-name="P4">la madre - мать </text:p>
      <text:p text:style-name="P4">el hijo - сын </text:p>
      <text:p text:style-name="P4">el tren - поезд </text:p>
      <text:p text:style-name="P4">el coche - автомобиль </text:p>
      <text:p text:style-name="P4">el jardin - сад </text:p>
      <text:p text:style-name="P4"/>
      <text:p text:style-name="Level_20_2">Урок 4</text:p>
      <text:p text:style-name="P4"/>
      <text:p text:style-name="P2">alguno - какой-нибудь, некоторый </text:p>
      <text:p text:style-name="P2">amable - любезный </text:p>
      <text:p text:style-name="P2">aqui - здесь </text:p>
      <text:p text:style-name="P2">articulo - статья </text:p>
      <text:p text:style-name="P2">contar - рассказывать </text:p>
      <text:p text:style-name="P2">culto - культурный </text:p>
      <text:p text:style-name="P2">desayunar - завтракать </text:p>
      <text:p text:style-name="P2">descansar - отдыхать </text:p>
      <text:p text:style-name="P2">despacho - кабинет </text:p>
      <text:p text:style-name="P2">dificil - трудный </text:p>
      <text:p text:style-name="P2">dominar - владеть ~ muchas lenguas </text:p>
      <text:p text:style-name="P2">ejercito - армия </text:p>
      <text:p text:style-name="P2">empezar - начинать(ся) </text:p>
      <text:p text:style-name="P2">entonces - в таком случае, тогда </text:p>
      <text:p text:style-name="P2">esperar - встречать </text:p>
      <text:p text:style-name="P2">esposa - жена </text:p>
      <text:p text:style-name="P2">este - этот </text:p>
      <text:p text:style-name="P2">exito - успех </text:p>
      <text:p text:style-name="P2">explicar - объяснять </text:p>
      <text:p text:style-name="P2">exterior - внешний </text:p>
      <text:p text:style-name="P2">extranjero - иностранный </text:p>
      <text:p text:style-name="P2">facil - легкий, нетрудный </text:p>
      <text:p text:style-name="P2">fiesta - праздник </text:p>
      <text:p text:style-name="P2"><text:soft-page-break/>impression - впечатление </text:p>
      <text:p text:style-name="P2">inteligente - интересный </text:p>
      <text:p text:style-name="P2">interior - внутренний </text:p>
      <text:p text:style-name="P2">invitar - приглашать </text:p>
      <text:p text:style-name="P2">mi - мой, моя </text:p>
      <text:p text:style-name="P2">palabra - слово </text:p>
      <text:p text:style-name="P2">para - для </text:p>
      <text:p text:style-name="P2">pensar - думать </text:p>
      <text:p text:style-name="P2">pero - но </text:p>
      <text:p text:style-name="P2">?por que? - почему ? </text:p>
      <text:p text:style-name="P2">recibir - получать </text:p>
      <text:p text:style-name="P2">relacion - отношение, связь </text:p>
      <text:p text:style-name="P2">responder - отвечать </text:p>
      <text:p text:style-name="P2">siempre - всегда </text:p>
      <text:p text:style-name="P2">sobre - о </text:p>
      <text:p text:style-name="P2">tarde - вечер </text:p>
      <text:p text:style-name="P2">temprano - рано </text:p>
      <text:p text:style-name="P2">todo - все </text:p>
      <text:p text:style-name="P2">trabajar - работать </text:p>
      <text:p text:style-name="P2">trabajo - работа </text:p>
      <text:p text:style-name="P2">victoria - победа </text:p>
      <text:p text:style-name="P2">volver - возвращаться</text:p>
      <text:p text:style-name="P2"/>
      <text:p text:style-name="P2">encantador — интересный</text:p>
      <text:p text:style-name="P2">útil ' - полезный</text:p>
      <text:p text:style-name="P2">barato — дешевый</text:p>
      <text:p text:style-name="P2">largo — длинный</text:p>
      <text:p text:style-name="P2">alto — высокий</text:p>
      <text:p text:style-name="P2">la cocina — кухня</text:p>
      <text:p text:style-name="P2">allí — там</text:p>
      <text:p text:style-name="P2">peligroso — опасно, опасный</text:p>
      <text:p text:style-name="P2">fumar — курить</text:p>
      <text:p text:style-name="P2">dulce — сладкий</text:p>
      <text:p text:style-name="P2">domingo - воскресенье</text:p>
      <text:p text:style-name="P2">caro — дорогой</text:p>
      <text:p text:style-name="P2">fuerte — сильный</text:p>
      <text:p text:style-name="P2"><text:soft-page-break/>muy — очень</text:p>
      <text:p text:style-name="P2">viejo — старый</text:p>
      <text:p text:style-name="P2">ocupado — занятый</text:p>
      <text:p text:style-name="P2">libre — свободный</text:p>
      <text:p text:style-name="P2"/>
      <text:p text:style-name="P2">la maleta — чемодан</text:p>
      <text:p text:style-name="P2">el pan — хлеб</text:p>
      <text:p text:style-name="P2">el vino — вино</text:p>
      <text:p text:style-name="P2">la habitación — комната</text:p>
      <text:p text:style-name="P2">beber — пить</text:p>
      <text:p text:style-name="P2">estudiar — учиться</text:p>
      <text:p text:style-name="P2">aprender — изучать</text:p>
      <text:p text:style-name="P2">subir — подниматься, взбираться</text:p>
      <text:p text:style-name="P2"/>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10">Greetings (2)</text:p>
      <text:p text:style-name="P2"/>
      <text:p text:style-name="P2">- Buenos días / Buenas tardes / Buenas noches <text:s/></text:p>
      <text:p text:style-name="P2">- Adios / Hasta luego / Hasta pronto / Hasta mańana </text:p>
      <text:p text:style-name="P2"/>
      <text:p text:style-name="P10">Name (3)</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text:soft-page-break/></text:p>
      <text:p text:style-name="P10">Where are you from (4)</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P10">Family (5)</text:p>
      <text:p text:style-name="Standard"/>
      <text:list xml:id="list1806593882" text:style-name="L12">
        <text:list-item>
          <text:p text:style-name="P19">Hermano / hermana / madre / padre.</text:p>
        </text:list-item>
        <text:list-item>
          <text:p text:style-name="P19">Marido / mujer.</text:p>
        </text:list-item>
        <text:list-item>
          <text:p text:style-name="P19">Hijo / hija.</text:p>
        </text:list-item>
        <text:list-item>
          <text:p text:style-name="P19">Mi marido / mi mujer / … .</text:p>
        </text:list-item>
        <text:list-item>
          <text:p text:style-name="P19">Este es mi harmano / Esta es mi mujer.</text:p>
        </text:list-item>
        <text:list-item>
          <text:p text:style-name="P19">Se llamo Carlos.</text:p>
          <text:p text:style-name="P19"/>
        </text:list-item>
      </text:list>
      <text:p text:style-name="P10">Family (6)</text:p>
      <text:p text:style-name="P12"/>
      <text:list xml:id="list1696696819" text:style-name="L13">
        <text:list-item>
          <text:p text:style-name="P20">Tengo una hermana.</text:p>
        </text:list-item>
        <text:list-item>
          <text:p text:style-name="P20">Tengo un padre.</text:p>
        </text:list-item>
        <text:list-item>
          <text:p text:style-name="P20">Tengo dos hermanas.</text:p>
        </text:list-item>
        <text:list-item>
          <text:p text:style-name="P20">Se llamo Horhe.</text:p>
        </text:list-item>
        <text:list-item>
          <text:p text:style-name="P20">Se llaman Horhe y Pablo.</text:p>
        </text:list-item>
        <text:list-item>
          <text:p text:style-name="P20">¿Quién eres?</text:p>
        </text:list-item>
      </text:list>
      <text:p text:style-name="P2"/>
      <text:p text:style-name="P10">Jobs (7)</text:p>
      <text:p text:style-name="P2"/>
      <text:list xml:id="list2130725344" text:continue-numbering="true" text:style-name="L13">
        <text:list-item>
          <text:p text:style-name="P20">Soy professor / Soy professora.</text:p>
        </text:list-item>
        <text:list-item>
          <text:p text:style-name="P20"><text:s/>Енке травахо? <text:s/>¿.. qué trabajo?</text:p>
        </text:list-item>
        <text:list-item>
          <text:p text:style-name="P20">Trabajo en una tienda.</text:p>
        </text:list-item>
        <text:list-item>
          <text:p text:style-name="P20">¿Te gusta tu trabajo? <text:s/>/ ¿Le gusta su trabajo?</text:p>
        </text:list-item>
        <text:list-item>
          <text:p text:style-name="P20">Si. Me gusta me trabajo.</text:p>
        </text:list-item>
        <text:list-item>
          <text:p text:style-name="P20">No, no me gesta me trabajo.</text:p>
        </text:list-item>
        <text:list-item>
          <text:p text:style-name="P20"><text:soft-page-break/>No trabajo.</text:p>
        </text:list-item>
      </text:list>
      <text:p text:style-name="P10"/>
      <text:p text:style-name="P10"><text:bookmark-start text:name="__DdeLink__1899_1670368187"/>Likes (8)<text:bookmark-end text:name="__DdeLink__1899_1670368187"/></text:p>
      <text:p text:style-name="Text_20_body"/>
      <text:list xml:id="list2042275120" text:style-name="L14">
        <text:list-item>
          <text:p text:style-name="P21">Me gusta la musica. <text:s/>/ Me gusto mucha el chocolate.</text:p>
        </text:list-item>
        <text:list-item>
          <text:p text:style-name="P21">¿Te gusta la musica?</text:p>
        </text:list-item>
        <text:list-item>
          <text:p text:style-name="P21">Me encanta la musica.</text:p>
        </text:list-item>
        <text:list-item>
          <text:p text:style-name="P21">Me gusta cantar.</text:p>
        </text:list-item>
      </text:list>
      <text:p text:style-name="Text_20_body"/>
      <text:p text:style-name="P10">Spanish (9)</text:p>
      <text:p text:style-name="Text_20_body"/>
      <text:list xml:id="list1541460875" text:style-name="L15">
        <text:list-item>
          <text:p text:style-name="P22"><text:bookmark-start text:name="__DdeLink__2088_1134073764"/>¿Hablas usted español?</text:p>
        </text:list-item>
        <text:list-item>
          <text:p text:style-name="P22">Hablo un poco de espa<text:bookmark-end text:name="__DdeLink__2088_1134073764"/>ñol.</text:p>
        </text:list-item>
        <text:list-item>
          <text:p text:style-name="P22">¿Trabajos o estudios?</text:p>
        </text:list-item>
      </text:list>
      <text:p text:style-name="P2"/>
      <text:p text:style-name="P10">Christmas (10)</text:p>
      <text:p text:style-name="P12"/>
      <text:list xml:id="list162034421" text:continue-numbering="true" text:style-name="L15">
        <text:list-item>
          <text:p text:style-name="P22">Feliz Navidad.</text:p>
        </text:list-item>
        <text:list-item>
          <text:p text:style-name="P22">Año nuevo.</text:p>
        </text:list-item>
      </text:list>
      <text:p text:style-name="P2"/>
      <text:p text:style-name="P10">Languages (11)</text:p>
      <text:p text:style-name="Text_20_body"/>
      <text:list xml:id="list405082721" text:style-name="L19">
        <text:list-item>
          <text:p text:style-name="P24">Soy ruso.</text:p>
        </text:list-item>
        <text:list-item>
          <text:p text:style-name="P24">¿Hablas español? / ¿Hablas usted español?</text:p>
        </text:list-item>
        <text:list-item>
          <text:p text:style-name="P24">No hablo español.</text:p>
        </text:list-item>
        <text:list-item>
          <text:p text:style-name="P24">Hablo un poco de español.</text:p>
        </text:list-item>
        <text:list-item>
          <text:p text:style-name="P24">¿Hablas inglés? </text:p>
        </text:list-item>
        <text:list-item>
          <text:p text:style-name="P24">Entendo.</text:p>
        </text:list-item>
        <text:list-item>
          <text:p text:style-name="P24">Entendo un poco de español.</text:p>
        </text:list-item>
        <text:list-item>
          <text:p text:style-name="P24">¿Entendes?</text:p>
        </text:list-item>
        <text:list-item>
          <text:p text:style-name="P24">No entendo.</text:p>
        </text:list-item>
        <text:list-item>
          <text:p text:style-name="P24">Lo siento, no estendo.</text:p>
        </text:list-item>
        <text:list-item>
          <text:p text:style-name="P38"><text:span text:style-name="T5">Estoy aprenderiendo español.</text:span></text:p>
        </text:list-item>
        <text:list-item>
          <text:p text:style-name="P38"><text:span text:style-name="T5">¿Puede repetir por favor?</text:span></text:p>
        </text:list-item>
      </text:list>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2-23T14:39:26</dc:date>
    <meta:editing-duration>PT23H43M32S</meta:editing-duration>
    <meta:editing-cycles>106</meta:editing-cycles>
    <meta:generator>OpenOffice.org/3.2$Linux OpenOffice.org_project/320m12$Build-9483</meta:generator>
    <meta:document-statistic meta:table-count="0" meta:image-count="0" meta:object-count="0" meta:page-count="29" meta:paragraph-count="743" meta:word-count="3414" meta:character-count="18436"/>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